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212529" fo:font-size="11pt" officeooo:rsid="0059988c" officeooo:paragraph-rsid="0059988c" style:font-name-asian="Microsoft JhengHei fixed" style:font-size-asian="9.60000038146973pt" style:font-style-asian="normal" style:font-weight-asian="bold" style:font-size-complex="11pt"/>
    </style:style>
    <style:style style:name="P2" style:family="paragraph" style:parent-style-name="Heading_20_1">
      <style:paragraph-properties fo:text-align="start" style:justify-single-word="false"/>
      <style:text-properties fo:font-variant="normal" fo:text-transform="none" fo:color="#212529" fo:font-size="15pt" officeooo:rsid="0059988c" officeooo:paragraph-rsid="0059988c" style:font-name-asian="Microsoft JhengHei fixed" style:font-size-asian="15pt" style:font-style-asian="normal" style:font-weight-asian="bold" style:font-size-complex="15pt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9.10000038146973pt" fo:font-weight="normal" officeooo:rsid="0059988c" officeooo:paragraph-rsid="00936f19" style:font-name-asian="Microsoft JhengHei fixed" style:font-size-asian="9.10000038146973pt" style:font-style-asian="normal" style:font-weight-asian="normal" style:font-size-complex="9.10000038146973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9.10000038146973pt" fo:font-weight="normal" officeooo:rsid="0059988c" officeooo:paragraph-rsid="00c89b41" style:font-name-asian="Microsoft JhengHei fixed" style:font-size-asian="9.10000038146973pt" style:font-style-asian="normal" style:font-weight-asian="normal" style:font-size-complex="9.10000038146973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015e227" officeooo:paragraph-rsid="002c4b9e" style:font-size-asian="9.10000038146973pt" style:font-weight-asian="normal" style:font-size-complex="9.10000038146973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9.10000038146973pt" fo:font-weight="normal" officeooo:rsid="0059988c" officeooo:paragraph-rsid="00936f19" style:font-name-asian="Microsoft JhengHei fixed" style:font-size-asian="9.10000038146973pt" style:font-style-asian="normal" style:font-weight-asian="normal" style:font-size-complex="9.10000038146973pt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9.10000038146973pt" fo:font-weight="normal" officeooo:rsid="001c3b9d" officeooo:paragraph-rsid="001c3b9d" style:font-name-asian="Microsoft JhengHei fixed" style:font-size-asian="9.10000038146973pt" style:font-style-asian="normal" style:font-weight-asian="normal" style:font-size-complex="9.10000038146973pt" style:font-weight-complex="normal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015e227" officeooo:paragraph-rsid="001c3b9d" style:font-size-asian="9.10000038146973pt" style:font-weight-asian="normal" style:font-size-complex="9.10000038146973pt" style:font-weight-complex="normal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015e227" officeooo:paragraph-rsid="002c4b9e" style:font-size-asian="9.10000038146973pt" style:font-weight-asian="normal" style:font-size-complex="9.10000038146973pt" style:font-weight-complex="normal"/>
    </style:style>
    <style:style style:name="T1" style:family="text">
      <style:text-properties officeooo:rsid="0129ca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一個孔夫子勝三個宗教</text:h>
      <text:p text:style-name="P1"/>
      <text:p text:style-name="P3">我們都是文革餘孽，我們的心裡其實不懂孔廟！取而代之的是馬列舶來品之垃圾的精華。中國就是這麼衰，被外族干擾，幾百年之後，卻又不幸染上了共產主義的瘟疫，至今還沒有痊癒！</text:p>
      <text:p text:style-name="P3"/>
      <text:p text:style-name="P4">我們的課本裏對一句話批判很用心，那句話就是：萬般皆下品惟有讀書高！</text:p>
      <text:p text:style-name="P4"/>
      <text:p text:style-name="P4">這延續了毛臘肉，那個圖書館的管理員，對讀書人潑的各種髒水，當然，他對讀書人的下手也是特別狠，恐怕是比秦始皇的焚書坑儒還陰狠！作爲一個統治者，它很明白，女人是文明的源頭，而真正的書生是社會的脊樑！所以如今的中國，子宮墮落，書生一直被打壓和迫害。</text:p>
      <text:p text:style-name="P3"/>
      <text:p text:style-name="P3">大學時，電話的另一頭勸我要給自己壓力，要讀些書，如魯迅的作品。我反問道，這些能拿高工資嗎？還不如多讀些技術類的書呢！對方應該是很無語吧！感覺像是對着一頭大春驢在說話！</text:p>
      <text:p text:style-name="P3"/>
      <text:p text:style-name="P3">我想，這也應該也是當下多數人對讀書的理解！</text:p>
      <text:p text:style-name="P3"/>
      <text:p text:style-name="P3">我們爲了什麼而讀書？！</text:p>
      <text:p text:style-name="P3"/>
      <text:p text:style-name="P3">小學的時候，書本說：爲了中華之崛起而讀書。這是“對不起，我來晚了”的那位偉人說的。</text:p>
      <text:p text:style-name="P3"/>
      <text:p text:style-name="P3">中學的時候，校長教導我們，你們要爲了自己的前途好好讀書，考高分，進入好的大學。他知道“爲中華之崛起而讀書”是沒有辦法鞭策臺下的學生變成考試機器的！只有爲自己的前途而讀書，才是最現實的！</text:p>
      <text:p text:style-name="P3"/>
      <text:p text:style-name="P3">到了大學，我們卻變成了職業技術學校的學生，不是爲了大而學，而是爲了技術和高薪職業而學！這個本是初衷升高中時，那些沒考入高中的人才本恥辱地分到職業技術學校的課程，我們浪費了高中三年，來到了大學，做着同樣的事情，不同的是，畢業文憑更好廳了！大學生呢，研究生呢，博士生呢，博士後，還有烈士生呢！這些好聽的名頭，就像猴子戴上了緊箍咒，變成了神仙一樣了！那種心理感覺很舒服，很驕傲！</text:p>
      <text:p text:style-name="P3"/>
      <text:p text:style-name="P3">起初，我也是在這條充滿了猴羣的路上，因爲不寂寞，所以覺得自己在一條正確的路上，寂寞才是錯誤的！在我的理解，所謂的讀書，就是好好學技術！紙幣是檢驗真理的唯一標準！</text:p>
      <text:p text:style-name="P3"/>
      <text:p text:style-name="P3">這就是以前的我我理解的書生的模樣！</text:p>
      <text:p text:style-name="P3"/>
      <text:p text:style-name="P3">這就是文革餘孽們，甚至是美國傻白甜們對讀書和書生的理解！</text:p>
      <text:p text:style-name="P3"/>
      <text:p text:style-name="P3"><text:s/>而今，我卻真正覺得，萬般皆下品惟有讀書高是句特別正確話！人工智能能取代所有當今的“大學”技術生，但它們取代不了讀書人，而且永遠學不來讀書人的風骨，或者說是大多猴羣所嘲笑的窮酸的清高和孤芳自賞！</text:p>
      <text:p text:style-name="P3"/>
      <text:p text:style-name="P3">這世界，與豬相擁易，遇人交心難。讀書就是修行修心，這樣才能學會用心去看世界，才會慢慢懂得人生的意義，珍惜該珍惜的，看淡或放棄生命之中不重要的。一卷書香，一方菜園，鹽魚鹹菜，三兩知己，一個之心伴侶，也能快樂知足一生！修心的人才能慢慢地不變成物質的奴隸！萬般物質都不如一個心上的人，一段情，一個義，一個自由的意志和靈魂！這大概就是萬般皆下品唯有讀書高的真正含義，修心高於一切！只有修心才能找到人生的意義的真正的快樂，而不會把動物的快感當成快樂！快感只是實現快樂的一部分載體而已！沒有心的快感都是禽獸的本能，孔子教人禮教和讀書，就是教會人明白，文明的基本就是人要有別於動物和禽獸！</text:p>
      <text:p text:style-name="P3"/>
      <text:p text:style-name="P3">至於書中自有顏如玉，這句話更是被人誤解和潑了太多的髒水！其意思應該是，只有兩個修心的人才能交心！幾兩碎銀能換來“帝皇的”快感，而真心的快樂只能用心來交換！而所有金字塔頂端的帝王其實都是禽獸不如，只是猴子們仰慕他的權和錢而已！所謂的後宮佳麗幾千，只是另一種守寡的妓院罷了！只有心理變態的禽獸才把性愛當成性交，把女性當成男性的附屬品！單純從動物性交的角度來看，男女從屬卻剛好相反！只是喜歡吃藥的變態男性爲了滿足其所謂變態的心理編程罷了！一種自我感覺的滿足感與可憐的征服感！本質上是奴隸，感覺上卻當了皇帝！我特別喜歡網上看到的一個行爲藝術，遠看是一羣死豬，近看是一羣裸體的人！</text:p>
      <text:p text:style-name="P3"/>
      <text:p text:style-name="P3">何爲書生？書本、小說、影視都很難具體描述。就像你很難說清楚爲何愛一個人一樣。如果非要用一句話來描述書生一部分的特徵，我想應該是：只爲蒼生說人話，不爲帝王唱讚歌。又或是如詩仙李白的：天子呼来不上船， 自称臣是酒中仙。但書生更需像一個苦行僧，可以拿起碗去爲夢想流浪，忍受寂寞、痛苦、嘲笑諷刺和各種不理解！有彌勒容難容事的大肚與胸懷和笑天下癡人的勇氣與自信！或許，我們每個人都要做一回苦行僧，用於清除魔鬼對我們心理編程的餘毒，以一個接地氣的人間視角審視自己的心靈！</text:p>
      <text:p text:style-name="P3"/>
      <text:p text:style-name="P3">讀書就是自我約束的求道，使人有別於禽獸，並知行合一改變世界！</text:p>
      <text:p text:style-name="P3"/>
      <text:p text:style-name="P3"><text:soft-page-break/>我們理解的自由與民主，不是放任慾望而放棄自我約束。政治上的民主與自由，是用槍捍衛個人參與公共事務的權力，捍衛自由言論的權力。而約束，是用一個好的制度讓人自律向善友愛，而不是用法律和武力去威脅恐嚇民衆禁聲。比如對詐騙、隨地吐痰、闖紅燈和網上暴粗口等等有傷風化等反文明的行爲，可以用輕微的誠信體系來約束和督促，這些記錄可以用善行來抹去，讓人感受到不文明的疼卻又不會禁止別人發聲的勇氣！一個社會，先要有一個好的體制，才會有合格的民衆，一個體制的坍塌都是從底層沙漠化開始的，就是這個體制沒有文明約束力和教化，任由個體放縱個人私慾！比如黑名貴運動中的車頂公豬與母豬交配的街頭藝術，這不是向往自由，而是想回退到野蠻的禽獸年代！這就是自由與約束的關係。</text:p>
      <text:p text:style-name="P3"/>
      <text:p text:style-name="P3">一個社會多一些保守的約束會更加文明！我想起一個阿婆看到我半光者膀子在公園坐着，過來提點我說年輕人要文明點，開始我覺得有點小題大作，我又沒誘人的乳房，有啥影響嘛！後來想想，覺得阿婆是對的，一個社會的風化不正是這些保守的約束在維持着麼。社會多一些保守的禮節和儀式感，就多一些濃厚的歷史文化感！</text:p>
      <text:p text:style-name="P7"/>
      <text:p text:style-name="P7">讀書不等於學科學技術，只是其中一個部分而已！科技和文字一樣是文明的載體，而文明之與愛有關！一個沒有愛的科技，無異於一個文明的核彈！</text:p>
      <text:p text:style-name="P7"/>
      <text:p text:style-name="P7">一個崇拜商業，科學家等成功人士的世界，無疑是在共同祈求一場文明的大洪水！在一個商業文化濃重的社會裏，人們不屑當一個書生，他們只聽錢與權的聲音！名人放一個屁，就像想起一個春雷，然後心裡下起了狂風暴雨！能讓他們羞恥的是：你比我有錢，能讓他們自信和驕傲的是：我比你有錢！就像英雄不問出處一樣，他們不問錢來自何處，又爲何物！能喚醒他們的，可能真的只有災難或者終極的大洪水！忙忙碌碌的人羣也不問問爲啥那些消失的史前文明會成爲歷史！？而我們人類爲何有成了宇宙中幸運的孤兒！我們從何來？又將去何處？而我們當下又該成爲怎麼樣的人？任何存在都有他的使命和任務！</text:p>
      <text:p text:style-name="P7"/>
      <text:p text:style-name="P7">說起大洪水，不免涉及宗教，及其存在的意義！我們黃河的上游爲何比較清澈，大概是因爲有孔夫子這位先賢！在文明教化上，他一人戰勝了三個宗教。文化教化人的目的是清澈而單純的，而宗教，難免涉及政治，涉及統治人心，多少會慢慢變成藏污納垢的虛僞之地！</text:p>
      <text:p text:style-name="P8"/>
      <text:p text:style-name="P5">讀書就是讓人變文明，去除虛僞與陰險，不讀書的禽獸遠沒有研究讀書人的小人可怕，後者有智商卻陰險而虛僞！善善是德，濫善實愚，僞善獸妖，智商是佛，讀書無疑是讓我們修心成佛！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6-06T15:17:05.094537590</dc:date>
    <meta:editing-duration>PT21H9M4S</meta:editing-duration>
    <meta:editing-cycles>256</meta:editing-cycles>
    <meta:document-statistic meta:table-count="0" meta:image-count="0" meta:object-count="0" meta:page-count="2" meta:paragraph-count="24" meta:word-count="2731" meta:character-count="2733" meta:non-whitespace-character-count="2731"/>
  </office:meta>
</office:document-meta>
</file>